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3c1f4" officeooo:paragraph-rsid="0013c1f4"/>
    </style:style>
    <style:style style:name="P2" style:family="paragraph" style:parent-style-name="Standard">
      <style:text-properties officeooo:rsid="0014b85c" officeooo:paragraph-rsid="0014b85c"/>
    </style:style>
    <style:style style:name="P3" style:family="paragraph" style:parent-style-name="Standard">
      <style:text-properties fo:font-weight="bold" officeooo:rsid="00156d24" officeooo:paragraph-rsid="00156d24" style:font-weight-asian="bold" style:font-weight-complex="bold"/>
    </style:style>
    <style:style style:name="P4" style:family="paragraph" style:parent-style-name="Standard">
      <style:text-properties fo:font-weight="normal" officeooo:rsid="0015bb36" officeooo:paragraph-rsid="0015bb36" style:font-weight-asian="normal" style:font-weight-complex="normal"/>
    </style:style>
    <style:style style:name="P5" style:family="paragraph" style:parent-style-name="Standard">
      <style:text-properties fo:font-weight="normal" officeooo:rsid="0016776f" officeooo:paragraph-rsid="0016776f" style:font-weight-asian="normal" style:font-weight-complex="normal"/>
    </style:style>
    <style:style style:name="P6" style:family="paragraph" style:parent-style-name="Standard">
      <style:text-properties fo:font-weight="normal" officeooo:rsid="00173b28" officeooo:paragraph-rsid="00173b28" style:font-weight-asian="normal" style:font-weight-complex="normal"/>
    </style:style>
    <style:style style:name="P7" style:family="paragraph" style:parent-style-name="Standard">
      <style:text-properties fo:font-weight="normal" officeooo:rsid="0017cfa4" officeooo:paragraph-rsid="0017cfa4" style:font-weight-asian="normal" style:font-weight-complex="normal"/>
    </style:style>
    <style:style style:name="P8" style:family="paragraph" style:parent-style-name="Standard">
      <style:text-properties fo:font-weight="normal" officeooo:rsid="0019df29" officeooo:paragraph-rsid="0019df29" style:font-weight-asian="normal" style:font-weight-complex="normal"/>
    </style:style>
    <style:style style:name="P9" style:family="paragraph" style:parent-style-name="Standard">
      <style:text-properties fo:font-weight="normal" officeooo:rsid="001a2f42" officeooo:paragraph-rsid="001a2f42" style:font-weight-asian="normal" style:font-weight-complex="normal"/>
    </style:style>
    <style:style style:name="P10" style:family="paragraph" style:parent-style-name="Standard">
      <style:text-properties fo:font-weight="normal" officeooo:rsid="001b8b91" officeooo:paragraph-rsid="001b8b91" style:font-weight-asian="normal" style:font-weight-complex="normal"/>
    </style:style>
    <style:style style:name="T1" style:family="text">
      <style:text-properties officeooo:rsid="00166816"/>
    </style:style>
    <style:style style:name="T2" style:family="text">
      <style:text-properties officeooo:rsid="0016776f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73b28" style:font-style-asian="normal" style:font-style-complex="normal"/>
    </style:style>
    <style:style style:name="T5" style:family="text">
      <style:text-properties fo:font-style="normal" officeooo:rsid="0016776f" style:font-style-asian="normal" style:font-style-complex="normal"/>
    </style:style>
    <style:style style:name="T6" style:family="text">
      <style:text-properties fo:font-style="normal" officeooo:rsid="00185949" style:font-style-asian="normal" style:font-style-complex="normal"/>
    </style:style>
    <style:style style:name="T7" style:family="text">
      <style:text-properties fo:font-style="normal" officeooo:rsid="001b8b91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ásico</text:p>
      <text:p text:style-name="P1"/>
      <text:p text:style-name="P1">Instalar Eclipse con la versión Enterprise.</text:p>
      <text:p text:style-name="P1"/>
      <text:p text:style-name="P2">Crear un Maven Project. Indicar que “simple project” (no hay que elegir Archetype).</text:p>
      <text:p text:style-name="P2"/>
      <text:p text:style-name="P3">Habilitación Tomcat</text:p>
      <text:p text:style-name="P3"/>
      <text:p text:style-name="P4">- En <text:span text:style-name="T2">la ventana</text:span> inferior, elegir <text:span text:style-name="T2">el tab</text:span> “Server<text:span text:style-name="T1">s</text:span>”.</text:p>
      <text:p text:style-name="P4">- <text:span text:style-name="T2">Marcar Crear nuevo Server.</text:span></text:p>
      <text:p text:style-name="P4">- <text:span text:style-name="T2">Apache → Tomcat v9</text:span></text:p>
      <text:p text:style-name="P5">En Tomcat Installation Directory, elegir <text:span text:style-name="T3">/opt/tomcat</text:span><text:span text:style-name="T4">/apache_tomcat</text:span></text:p>
      <text:p text:style-name="P6"><text:span text:style-name="T3">Tira error de “Unknown version of Tomcat was specified”.</text:span></text:p>
      <text:p text:style-name="P7"><text:span text:style-name="T3">Solución parcial: en el directorio </text:span><text:span text:style-name="T5">/opt/tomcat</text:span><text:span text:style-name="T4">/apache_tomcat_</text:span><text:span text:style-name="T3">9.0.33, ejecutar</text:span></text:p>
      <text:p text:style-name="P7"><text:span text:style-name="T3"/></text:p>
      <text:p text:style-name="P7"><text:span text:style-name="T6">sudo </text:span><text:span text:style-name="T3">chmod -R 777 *</text:span></text:p>
      <text:p text:style-name="P7"><text:span text:style-name="T3"/></text:p>
      <text:p text:style-name="P7"><text:span text:style-name="T3"/></text:p>
      <text:p text:style-name="P8"><text:span text:style-name="T3">Y volver a probar, ahí debería estar bien.</text:span></text:p>
      <text:p text:style-name="P8"><text:span text:style-name="T3"/></text:p>
      <text:p text:style-name="P8"><text:span text:style-name="T3">Si al arrancar tira el siguiente error:</text:span></text:p>
      <text:p text:style-name="P8"><text:span text:style-name="T3"/></text:p>
      <text:p text:style-name="P8"><text:span text:style-name="T3">“Could not load the Tomcat server configuration at /Servers/Tomcat v9.0 Server at localhost-config. The configuration may be corrupt or incomplete.”</text:span></text:p>
      <text:p text:style-name="P8"><text:span text:style-name="T3"/></text:p>
      <text:p text:style-name="P8"><text:span text:style-name="T3">Entonces, sacar el server, borrar los runtime configuration, y volver a crearlo.</text:span></text:p>
      <text:p text:style-name="P8"><text:span text:style-name="T3">Tiene que figurar en la carpeta de proyecto </text:span></text:p>
      <text:p text:style-name="P8"><text:span text:style-name="T3">Servers → Tomcat v9.0 Server at localhost-config → archivos de configuración.</text:span></text:p>
      <text:p text:style-name="P8"><text:span text:style-name="T3"/></text:p>
      <text:p text:style-name="P8"><text:span text:style-name="T3">Si no aparecen archivos de configuración diversos, anduvo mal. Se hace de vuelta.</text:span></text:p>
      <text:p text:style-name="P8"><text:span text:style-name="T3"/></text:p>
      <text:p text:style-name="P9"><text:span text:style-name="T3">Atención, si se trata de correr el tomcat también puede generar conflicto de puertos, eso es porque quizás YA ESTÁ CORRIENDO el tomcat, en el puerto 8080.</text:span></text:p>
      <text:p text:style-name="P9"><text:span text:style-name="T3"/></text:p>
      <text:p text:style-name="P10"><text:span text:style-name="T3">Para ver si está andando, ir con un browser a</text:span></text:p>
      <text:p text:style-name="P10"><text:span text:style-name="T3">http://localhost:8080</text:span></text:p>
      <text:p text:style-name="P9"><text:span text:style-name="T3"/></text:p>
      <text:p text:style-name="P9"><text:span text:style-name="T3">Hay que apagarlo </text:span><text:span text:style-name="T7">con:</text:span></text:p>
      <text:p text:style-name="P9"><text:span text:style-name="T7"/></text:p>
      <text:p text:style-name="P9"><text:span text:style-name="T3"/></text:p>
      <text:p text:style-name="P9"><text:span text:style-name="T3"/></text:p>
      <text:p text:style-name="P5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8T13:53:18.178356526</meta:creation-date>
    <meta:generator>LibreOffice/6.0.7.3$Linux_X86_64 LibreOffice_project/00m0$Build-3</meta:generator>
    <dc:date>2020-03-28T14:34:51.051309594</dc:date>
    <meta:editing-duration>PT41M28S</meta:editing-duration>
    <meta:editing-cycles>12</meta:editing-cycles>
    <meta:document-statistic meta:table-count="0" meta:image-count="0" meta:object-count="0" meta:page-count="1" meta:paragraph-count="22" meta:word-count="189" meta:character-count="1219" meta:non-whitespace-character-count="1051"/>
  </office:meta>
</office:document-meta>
</file>